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Object 1/content.xml" manifest:media-type="text/xml"/>
  <manifest:file-entry manifest:full-path="Object 1/styles.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P2" style:parent-style-name="Normal" style:family="paragraph">
      <style:paragraph-properties fo:line-height="150%"/>
    </style:style>
    <style:style style:name="T3" style:parent-style-name="DefaultParagraphFont" style:family="text">
      <style:text-properties fo:color="#FF0000"/>
    </style:style>
    <style:style style:name="P4" style:parent-style-name="Normal" style:family="paragraph">
      <style:paragraph-properties fo:line-height="150%"/>
    </style:style>
    <style:style style:name="P5" style:parent-style-name="Normal" style:family="paragraph">
      <style:paragraph-properties fo:line-height="150%"/>
    </style:style>
    <style:style style:name="P6" style:parent-style-name="Normal" style:family="paragraph">
      <style:paragraph-properties fo:line-height="150%"/>
    </style:style>
    <style:style style:name="P7" style:parent-style-name="Normal" style:family="paragraph">
      <style:paragraph-properties fo:line-height="150%"/>
    </style:style>
    <style:style style:name="P8" style:parent-style-name="Normal" style:family="paragraph">
      <style:paragraph-properties fo:line-height="150%"/>
    </style:style>
    <style:style style:name="P9" style:parent-style-name="Normal" style:family="paragraph">
      <style:paragraph-properties fo:line-height="150%"/>
    </style:style>
    <style:style style:name="P10" style:parent-style-name="Normal" style:family="paragraph">
      <style:paragraph-properties fo:line-height="150%"/>
    </style:style>
    <style:style style:name="P11" style:parent-style-name="Normal" style:family="paragraph">
      <style:paragraph-properties fo:line-height="150%"/>
    </style:style>
    <style:style style:name="P12" style:parent-style-name="Normal" style:family="paragraph">
      <style:paragraph-properties fo:line-height="150%"/>
    </style:style>
    <style:style style:name="P13" style:parent-style-name="Normal" style:family="paragraph">
      <style:paragraph-properties fo:line-height="150%"/>
    </style:style>
    <style:style style:name="P14" style:parent-style-name="Normal" style:family="paragraph">
      <style:paragraph-properties fo:line-height="150%"/>
    </style:style>
    <style:style style:name="P15" style:parent-style-name="Normal" style:family="paragraph">
      <style:paragraph-properties fo:line-height="150%"/>
    </style:style>
    <style:style style:name="P16" style:parent-style-name="Normal" style:family="paragraph">
      <style:paragraph-properties fo:line-height="150%"/>
    </style:style>
    <style:style style:name="P17" style:parent-style-name="Normal" style:family="paragraph">
      <style:paragraph-properties fo:line-height="150%"/>
    </style:style>
    <style:style style:name="P18" style:parent-style-name="Normal" style:family="paragraph">
      <style:paragraph-properties fo:line-height="150%"/>
    </style:style>
    <style:style style:name="P19" style:parent-style-name="Normal" style:family="paragraph">
      <style:paragraph-properties fo:line-height="150%"/>
    </style:style>
    <style:style style:name="P20" style:parent-style-name="Normal" style:family="paragraph">
      <style:paragraph-properties fo:line-height="150%"/>
    </style:style>
    <style:style style:name="P21" style:parent-style-name="Normal" style:family="paragraph">
      <style:paragraph-properties fo:line-height="150%"/>
    </style:style>
    <style:style style:name="P22" style:parent-style-name="Normal" style:family="paragraph">
      <style:paragraph-properties fo:line-height="150%"/>
    </style:style>
    <style:style style:name="T23" style:parent-style-name="DefaultParagraphFont" style:family="text">
      <style:text-properties fo:color="#FF0000"/>
    </style:style>
    <style:style style:name="T24" style:parent-style-name="DefaultParagraphFont" style:family="text">
      <style:text-properties fo:color="#FF0000"/>
    </style:style>
    <style:style style:name="P25" style:parent-style-name="Normal" style:family="paragraph">
      <style:paragraph-properties fo:line-height="150%"/>
      <style:text-properties fo:color="#FF0000"/>
    </style:style>
    <style:style style:name="P26" style:parent-style-name="Normal" style:family="paragraph">
      <style:paragraph-properties fo:line-height="150%"/>
    </style:style>
    <style:style style:name="T27" style:parent-style-name="DefaultParagraphFont" style:family="text">
      <style:text-properties fo:color="#FF0000"/>
    </style:style>
    <style:style style:name="P28" style:parent-style-name="Normal" style:family="paragraph">
      <style:paragraph-properties fo:line-height="150%"/>
    </style:style>
    <style:style style:name="P29" style:parent-style-name="Normal" style:family="paragraph">
      <style:paragraph-properties fo:line-height="150%"/>
    </style:style>
    <style:style style:name="P30" style:parent-style-name="Normal" style:family="paragraph">
      <style:paragraph-properties fo:line-height="150%"/>
    </style:style>
    <style:style style:name="P31" style:parent-style-name="Normal" style:family="paragraph">
      <style:paragraph-properties fo:line-height="150%"/>
    </style:style>
    <style:style style:name="P32" style:parent-style-name="Normal" style:family="paragraph">
      <style:paragraph-properties fo:line-height="150%"/>
    </style:style>
    <style:style style:name="P33" style:parent-style-name="Normal" style:family="paragraph">
      <style:paragraph-properties fo:line-height="150%"/>
    </style:style>
    <style:style style:name="P34" style:parent-style-name="Normal" style:family="paragraph">
      <style:paragraph-properties fo:line-height="150%"/>
    </style:style>
    <style:style style:name="P35" style:parent-style-name="Normal" style:family="paragraph">
      <style:paragraph-properties fo:line-height="150%"/>
    </style:style>
    <style:style style:name="P36" style:parent-style-name="Normal" style:family="paragraph">
      <style:paragraph-properties fo:line-height="150%"/>
    </style:style>
    <style:style style:name="P37" style:parent-style-name="Normal" style:family="paragraph">
      <style:paragraph-properties fo:line-height="150%"/>
    </style:style>
    <style:style style:name="P38" style:parent-style-name="Normal" style:family="paragraph">
      <style:paragraph-properties fo:line-height="150%"/>
    </style:style>
    <style:style style:name="T39" style:parent-style-name="DefaultParagraphFont" style:family="text">
      <style:text-properties style:language-asian="da" style:country-asian="DK"/>
    </style:style>
    <style:style style:name="P40" style:parent-style-name="ListParagraph" style:list-style-name="LFO1" style:family="paragraph"/>
    <style:style style:name="T41" style:parent-style-name="DefaultParagraphFont" style:family="text">
      <style:text-properties fo:font-style="italic" style:font-style-asian="italic"/>
    </style:style>
    <style:style style:name="P42" style:parent-style-name="ListParagraph" style:list-style-name="LFO1" style:family="paragraph"/>
    <style:style style:name="T43" style:parent-style-name="DefaultParagraphFont" style:family="text">
      <style:text-properties fo:font-style="italic" style:font-style-asian="italic"/>
    </style:style>
    <style:style style:name="T44" style:parent-style-name="DefaultParagraphFont" style:family="text">
      <style:text-properties fo:font-style="italic" style:font-style-asian="italic"/>
    </style:style>
    <style:style style:name="T45" style:parent-style-name="DefaultParagraphFont" style:family="text">
      <style:text-properties fo:font-style="italic" style:font-style-asian="italic"/>
    </style:style>
    <style:style style:name="P46" style:parent-style-name="ListParagraph" style:list-style-name="LFO1" style:family="paragraph"/>
    <style:style style:name="T47" style:parent-style-name="DefaultParagraphFont" style:family="text">
      <style:text-properties fo:font-style="italic" style:font-style-asian="italic"/>
    </style:style>
    <style:style style:name="P48" style:parent-style-name="ListParagraph" style:list-style-name="LFO1" style:family="paragraph"/>
    <style:style style:name="T49" style:parent-style-name="DefaultParagraphFont" style:family="text">
      <style:text-properties fo:font-style="italic" style:font-style-asian="italic"/>
    </style:style>
    <style:style style:name="P50" style:parent-style-name="ListParagraph" style:list-style-name="LFO2" style:family="paragraph"/>
    <style:style style:name="T51" style:parent-style-name="DefaultParagraphFont" style:family="text">
      <style:text-properties fo:font-style="italic" style:font-style-asian="italic"/>
    </style:style>
    <style:style style:name="T52" style:parent-style-name="DefaultParagraphFont" style:family="text">
      <style:text-properties fo:font-style="italic" style:font-style-asian="italic"/>
    </style:style>
    <style:style style:name="P53" style:parent-style-name="ListParagraph" style:list-style-name="LFO2" style:family="paragraph"/>
    <style:style style:name="T54" style:parent-style-name="DefaultParagraphFont" style:family="text">
      <style:text-properties fo:font-style="italic" style:font-style-asian="italic"/>
    </style:style>
    <style:style style:name="T55" style:parent-style-name="DefaultParagraphFont" style:family="text">
      <style:text-properties fo:font-style="italic" style:font-style-asian="italic"/>
    </style:style>
    <style:style style:name="T56" style:parent-style-name="DefaultParagraphFont" style:family="text">
      <style:text-properties fo:font-style="italic" style:font-style-asian="italic"/>
    </style:style>
    <style:style style:name="T57" style:parent-style-name="DefaultParagraphFont" style:family="text">
      <style:text-properties fo:font-style="italic" style:font-style-asian="italic"/>
    </style:style>
    <style:style style:name="P58" style:parent-style-name="ListParagraph" style:list-style-name="LFO2" style:family="paragraph"/>
    <style:style style:name="T59" style:parent-style-name="DefaultParagraphFont" style:family="text">
      <style:text-properties fo:font-style="italic" style:font-style-asian="italic"/>
    </style:style>
    <style:style style:name="T60" style:parent-style-name="DefaultParagraphFont" style:family="text">
      <style:text-properties fo:font-style="italic" style:font-style-asian="italic"/>
    </style:style>
    <style:style style:name="P61" style:parent-style-name="ListParagraph" style:list-style-name="LFO2" style:family="paragraph"/>
    <style:style style:name="T62" style:parent-style-name="DefaultParagraphFont" style:family="text">
      <style:text-properties fo:font-style="italic" style:font-style-asian="italic"/>
    </style:style>
    <style:style style:name="T63" style:parent-style-name="DefaultParagraphFont" style:family="text">
      <style:text-properties fo:font-style="italic" style:font-style-asian="italic"/>
    </style:style>
    <style:style style:name="T64" style:parent-style-name="DefaultParagraphFont" style:family="text">
      <style:text-properties fo:font-style="italic" style:font-style-asian="italic"/>
    </style:style>
    <style:style style:name="T65" style:parent-style-name="DefaultParagraphFont" style:family="text">
      <style:text-properties fo:font-style="italic" style:font-style-asian="italic"/>
    </style:style>
    <style:style style:name="T66" style:parent-style-name="DefaultParagraphFont" style:family="text">
      <style:text-properties fo:font-style="italic" style:font-style-asian="italic"/>
    </style:style>
    <style:style style:name="T67" style:parent-style-name="DefaultParagraphFont" style:family="text">
      <style:text-properties fo:font-style="italic" style:font-style-asian="italic"/>
    </style:style>
    <style:style style:name="T68" style:parent-style-name="DefaultParagraphFont" style:family="text">
      <style:text-properties fo:font-style="italic" style:font-style-asian="italic"/>
    </style:style>
    <style:style style:name="T69" style:parent-style-name="DefaultParagraphFont" style:family="text">
      <style:text-properties fo:font-style="italic" style:font-style-asian="italic"/>
    </style:style>
    <style:style style:name="P70" style:parent-style-name="Normal" style:family="paragraph">
      <style:paragraph-properties fo:margin-left="0.25in">
        <style:tab-stops/>
      </style:paragraph-properties>
    </style:style>
    <style:style style:name="P71" style:parent-style-name="ListParagraph" style:list-style-name="LFO3" style:family="paragraph"/>
    <style:style style:name="T72" style:parent-style-name="DefaultParagraphFont" style:family="text">
      <style:text-properties fo:font-style="italic" style:font-style-asian="italic"/>
    </style:style>
    <style:style style:name="T73" style:parent-style-name="DefaultParagraphFont" style:family="text">
      <style:text-properties fo:font-style="italic" style:font-style-asian="italic"/>
    </style:style>
    <style:style style:name="T74" style:parent-style-name="DefaultParagraphFont" style:family="text">
      <style:text-properties fo:font-style="italic" style:font-style-asian="italic"/>
    </style:style>
    <style:style style:name="T75" style:parent-style-name="DefaultParagraphFont" style:family="text">
      <style:text-properties fo:font-style="italic" style:font-style-asian="italic"/>
    </style:style>
    <style:style style:name="T76" style:parent-style-name="DefaultParagraphFont" style:family="text">
      <style:text-properties fo:font-style="italic" style:font-style-asian="italic"/>
    </style:style>
    <style:style style:name="P77" style:parent-style-name="ListParagraph" style:list-style-name="LFO3" style:family="paragraph"/>
    <style:style style:name="T78" style:parent-style-name="DefaultParagraphFont" style:family="text">
      <style:text-properties fo:font-style="italic" style:font-style-asian="italic"/>
    </style:style>
    <style:style style:name="T79" style:parent-style-name="DefaultParagraphFont" style:family="text">
      <style:text-properties fo:font-style="italic" style:font-style-asian="italic"/>
    </style:style>
    <style:style style:name="T80" style:parent-style-name="DefaultParagraphFont" style:family="text">
      <style:text-properties fo:font-style="italic" style:font-style-asian="italic"/>
    </style:style>
    <style:style style:name="P81" style:parent-style-name="ListParagraph" style:list-style-name="LFO3" style:family="paragraph"/>
    <style:style style:name="T82" style:parent-style-name="DefaultParagraphFont" style:family="text">
      <style:text-properties fo:font-style="italic" style:font-style-asian="italic"/>
    </style:style>
    <style:style style:name="T83" style:parent-style-name="hps" style:family="text">
      <style:text-properties fo:font-style="italic" style:font-style-asian="italic"/>
    </style:style>
    <style:style style:name="T84" style:parent-style-name="short_text" style:family="text">
      <style:text-properties fo:font-style="italic" style:font-style-asian="italic"/>
    </style:style>
    <style:style style:name="T85" style:parent-style-name="hps" style:family="text">
      <style:text-properties fo:font-style="italic" style:font-style-asian="italic"/>
    </style:style>
    <style:style style:name="T86" style:parent-style-name="DefaultParagraphFont" style:family="text">
      <style:text-properties fo:font-style="italic" style:font-style-asian="italic"/>
    </style:style>
    <style:style style:name="P87" style:parent-style-name="ListParagraph" style:list-style-name="LFO4" style:family="paragraph"/>
    <style:style style:name="T88" style:parent-style-name="DefaultParagraphFont" style:family="text">
      <style:text-properties fo:font-style="italic" style:font-style-asian="italic"/>
    </style:style>
    <style:style style:name="P89" style:parent-style-name="ListParagraph" style:list-style-name="LFO4" style:family="paragraph"/>
    <style:style style:name="T90" style:parent-style-name="DefaultParagraphFont" style:family="text">
      <style:text-properties fo:font-style="italic" style:font-style-asian="italic"/>
    </style:style>
    <style:style style:name="T91" style:parent-style-name="DefaultParagraphFont" style:family="text">
      <style:text-properties fo:font-style="italic" style:font-style-asian="italic"/>
    </style:style>
    <style:style style:name="T92" style:parent-style-name="hps" style:family="text">
      <style:text-properties fo:font-style="italic" style:font-style-asian="italic"/>
    </style:style>
    <style:style style:name="T93" style:parent-style-name="hps" style:family="text">
      <style:text-properties fo:font-style="italic" style:font-style-asian="italic"/>
    </style:style>
    <style:style style:name="T94" style:parent-style-name="hps" style:family="text">
      <style:text-properties fo:font-style="italic" style:font-style-asian="italic"/>
    </style:style>
    <style:style style:name="T95" style:parent-style-name="hps" style:family="text">
      <style:text-properties fo:font-style="italic" style:font-style-asian="italic"/>
    </style:style>
    <style:style style:family="graphic" style:name="a0">
      <style:graphic-properties/>
    </style:style>
  </office:automatic-styles>
  <office:body>
    <office:text text:use-soft-page-breaks="true">
      <text:h text:style-name="P1" text:outline-level="1">2. Sprint (uge 50)</text:h>
      <text:p text:style-name="P2">Følgende resume, for den pågældende uge hvori 2. sprint forløb<text:s/>(fra den 10. til den 13. december 2013), henviser til opgaver som står beskrevet<text:s/>under<text:s/>2. Sprint/Opgaver på side<text:s/><text:span text:style-name="T3">XX</text:span>.</text:p>
      <text:h text:style-name="Heading3" text:outline-level="3">Tirsdag den 10. december</text:h>
      <text:p text:style-name="P4">Der blev ved dagens stand-up møde introducere en ny scrum-master samt blev der kigget på de opgaver som var blevet tildelt dette sprint. Opgaverne blev oprindelig estimeret under sprint 0, men da det var gået op for os sprintet før, at disse estimater var forholdsvis pessimistiske – blev disse diskuteret i gruppen. En enkelt opgave, tjek ind og ud på rejse, som havde et estimat på 100 – blev delt op i opgaverne 2.1 samt 2.2 samt fik et lavere estimat.</text:p>
      <text:p text:style-name="P5">For at undgå, at gruppen løb ind i de samme problemer som der var i det forrige sprint – blev der tilføjet 2 spikes, som gik ud på at kunne oprette netværksforbindelse fra en Arduino Uno til vores server (2.4) samt at kunne opretholde klient/server forbindelse mellem enhederne (2.5). Begge af disse spikes, blev påbegyndt denne dag.</text:p>
      <text:p text:style-name="P6">Dagen afsluttede med at spike 2.4 var færdiggjort, trods en estimering på 13 – samt spike 2.5 var omkring 70%, 9/13 points, afsluttet. Samlet antal points, for denne dag, endte på 22 – hvilket er noget højere end de 15 points gruppens<text:s/>velocity<text:s/>lå på.</text:p>
      <text:h text:style-name="Heading3" text:outline-level="3">Onsdag den 11. december</text:h>
      <text:p text:style-name="P7">Efter dagens stand-up møde, forsatte arbejdet på opgave 2.5 samt 2.2 og 2.3 blev påbegyndt efterfølgende.</text:p>
      <text:p text:style-name="P8">De resterende 4 points i spike 2.5, blev hurtigt afsluttet og testet igennem – og da<text:s/>succeskriteriet, at kunne sende data til serveren og modtage en bekræftelse for denne, matchede den i opgave 2.1, kunne denne implementeres direkte sener hen i sprintet.</text:p>
      <text:p text:style-name="P9">Da opgave 2.2 blev påbegyndt, gik det hurtigt op for gruppen – at bekymringerne omkring<text:s/><text:span text:style-name="hps">endianness, var ubegrundet. Da begge arkitektur benytte sig af little<text:s/></text:span><text:span text:style-name="hps">endian</text:span><text:span text:style-name="hps">, eller det vil sige at ARMv6k benytter denne som default og kan benytte big endian, var der umiddelbart ingen grund til at sende data via MessagePack. Refactoring af den oprindelige kode fra spike 2.5, så denne kunne håndtere deserialisering af JSON data sendt fra tyndklienten/terminal blev påbegyndt denne dag.</text:span></text:p>
      <text:p text:style-name="P10">Opgave 2.3 blev påbegyndt af en enkelt mand, men der gik ikke længe før kompleksiteten af denne gjorde, at der blev afsat to af gruppens medlemmer til par-programmering på denne.</text:p>
      <text:p text:style-name="P11">Dagen afsluttede med at spike 2.5 var færdiggjort samt refactoring af dennes kode med funktionaliteten fra opgave 2.2 og 2.3 var påbegyndt, med en afslutningsprocent på de omkring 30%, 2.5/8 points på opgave 2.2 samt 6/20 på 2.3, på begge opgaver. Samlet antal points, for denne dag, endte på 13 – hvilket er lavere end den forgående dag, dog tættere på gruppens afsatte velocity.</text:p>
      <text:soft-page-break/>
      <text:h text:style-name="Heading3" text:outline-level="3">Torsdag den 12. december</text:h>
      <text:p text:style-name="P12">Der blev ved dagens stand-up møde, vedtaget at introducere en ekstra opgave – da de forrige opgaver var for pessimistisk estimeret og gruppen ville løbe tør for disse, inden sprintet var afsluttet. Opgaven 4, som blev valgt var visning af rejseoversigt for brugere, grundet dens lave estimat og kompleksitet.</text:p>
      <text:p text:style-name="P13">Den oprindelige kode fra spike 2.5 blev implementeret som opgave 2.1 i projektet, og der blev forsat arbejdet videre med opgave 2.2.</text:p>
      <text:p text:style-name="P14">Opgave 2.3, med resterende 14 points, blev afsluttet denne dag og testet igennem – så der var sikkerhed omkring, at graf-servicen kunne håndtere både enkelte og sammensatte rejser. Gruppen var dog overrasket over, på trods af opgavens kompleksitet, at denne kunne færdiggøres så langt under estimatet på 20 points.</text:p>
      <text:p text:style-name="P15">Opgave 4, som blev tilføjet dette sprint som ekstra opgave ved dagens stand-up møde, blev påbegyndt samme dag.</text:p>
      <text:p text:style-name="P16">Dagen afsluttede med at opgave 2.1 samt 2.3 var færdiggjort, samt opgave 2.2 og 4 havde en afslutningsprocent på de omkring 50% og 67%, henholdsvis 6.5/8 points og 2/3. Samlet antal points, for denne dag, endte på 25 – hvilket er sprintets højeste, og 40% over velocity.</text:p>
      <text:h text:style-name="Heading3" text:outline-level="3">Fredag den. 13 december</text:h>
      <text:p text:style-name="P17">Var sidste arbejdsdag på det pågældende sprint, og efter dagens stand-up møde, blev der arbejdet videre på opgave 2.2 samt 4.</text:p>
      <text:p text:style-name="P18">Refactoring af koden i opgave 2.1 forsatte, og gruppen kunne inden længe producere<text:s/>vedholdenhed<text:s/>data gennem tyndklienten/terminal via serveren.<text:s/>Det samme gør sig gældende for opgave 4, hvor brugeren har mulighed for at se en rejseoversigt over ikke sammensatte rejser.</text:p>
      <text:p text:style-name="P19">Dagen afsluttede med at opgave 2.2 samt 4 var færdiggjort, og det samlet antal points for denne dag, endte på 2 – hvilket er sprintets laveste.</text:p>
      <text:h text:style-name="Heading3" text:outline-level="3">Mandag den. 16 december</text:h>
      <text:p text:style-name="P20">Dagen gik med et tilbageblik på sprint 2 samt en mindre præsentation af denne foruden en offentlig fremvisning af produktets daværende tilstand.<text:s/></text:p>
      <text:p text:style-name="P21">Desværre var der sneget sig en fejl med, som vidste sig under fremvisningen,<text:s/>hvilket<text:s/>resulterede i at det ikke var muligt for en bruger at få adgang til systemet. Dette er naturligvis yderst uheldigt og situationen kunne være havde været undgået, med test og en gennemgang af koden før fremvisningen.</text:p>
      <text:p text:style-name="P22">For yderligere information vedrørende det retrospektiv segment<text:s/>af præsentationen, henvises der til afsnittet 2. Sprint/Retrospektiv på side<text:s/><text:span text:style-name="T23">XX</text:span><text:span text:style-name="T24">.</text:span></text:p>
      <text:p text:style-name="P25"/>
      <text:soft-page-break/>
      <text:h text:style-name="Heading2" text:outline-level="2">Opgaver</text:h>
      <text:p text:style-name="P26">Story cards til følgende opgavebeskrivelser, kan findes i bilag<text:s/><text:span text:style-name="T27">XX</text:span>.</text:p>
      <text:h text:style-name="Heading3" text:outline-level="3">Kommunikation fra tyndklient/terminal til server</text:h>
      <text:p text:style-name="P28">Kommunikation<text:s/>fra<text:s/>tyndklient/terminal<text:s/>til<text:s/>server<text:s/>(ID 2.1, estimering 5, prioritet 11) gik i sin enkelthed ud på at kunne oprette en forbindelse mellem eksterne enheder og serveren.<text:s/>Da der var færdiggjort et<text:s/>spike (ID 2.5), hvori der blev eksperimenteret med sokkel kommunikation – hvor succeskriteriet var at kunne sende data til serveren og modtage en bekræftelse for denne – var det blot at implementere disse i projektet.</text:p>
      <text:h text:style-name="Heading3" text:outline-level="3">API kommunikation</text:h>
      <text:p text:style-name="P29">For at kunne håndtere indkommende transaktion forespørgsler,<text:s/>API kommunikation<text:s/>(ID 2.2, estimering 8, prioritet 10), blev der kigget på et binær<text:s/>serialisering<text:s/>format (MessagePack) grundet bekymring med<text:s/><text:span text:style-name="hps">endianness – da tyndklienten/terminalen der tilgår systemets API og server er af to forskellige arkitektur; x86_64 og ARMv6k.<text:s/></text:span><text:span text:style-name="hps">Da b</text:span><text:span text:style-name="hps">egge af disse arkitekture benytte sig af little<text:s/></text:span><text:span text:style-name="hps">endian</text:span><text:span text:style-name="hps">, viste det sig, at den tidligere bekymring var begrundelsesløs og at JSON ville, uden yderlige problemer, kunne benyttes til den ønskede funktionalitet. Der kan argumenteres for, om denne opgave sk</text:span><text:span text:style-name="hps">ulle have været et</text:span><text:span text:style-name="hps"><text:s/>spike</text:span><text:span text:style-name="hps">, grundet dens<text:s/></text:span><text:span text:style-name="hps">eksperimental lignende<text:s/></text:span><text:span text:style-name="hps">formål</text:span><text:span text:style-name="hps"><text:s/>eller en underopgave til opgave 2.1</text:span><text:span text:style-name="hps"><text:s/>–<text:s/></text:span><text:span text:style-name="hps">dog var det gruppens ønske, at beholde kommunikations formatet som en selvstændig opgave.</text:span></text:p>
      <text:h text:style-name="Heading3" text:outline-level="3">Graf-service</text:h>
      <text:p text:style-name="P30">Graf-service<text:s/>(ID 2.3, estimering 20, prioritet 12)<text:s/>opgaven, omhandlede behandling af rejsetransaktioner – til det formål at udregne den korrekte billetpris.<text:s/>Dette gøres ved at beregne hvilke zoner der rejses i og igennem, ved at benytte følgende parameter: start samt slut id (holdeplads nr.).<text:s/>Hvilke zoner der er rejst fra, igennem og til, er ikke det interessante – men derimod antallet af zoner. Som udgangspunkt, kun<text:s/>gældende i Region Nordjylland, kan billetprisen udregnes som følgende: 1 zone = 20DKK samt<text:s/>&gt;= 2<text:s/>zoner<text:s/>= 10DKK per zone.<text:line-break/>Der blev benyttet par-programmering under denne opgave, hovedsagelig grundet kompleksiteten.<text:s/>Selve estimeringen af opgaven var<text:s/>pessimistisk, da denne<text:s/>uden yderlige problemer, kunne have været på det halve.</text:p>
      <text:h text:style-name="Heading3" text:outline-level="3">Oprettelse af netværksforbindelse på Arduino Uno</text:h>
      <text:p text:style-name="P31">Under undersøgelsen af<text:s/>første<text:s/>spike,<text:s/>oprettelse af netværksforbindelse på Arduino Uno<text:s/>(ID 2.4, estimering 13, prioritet 1), blev det valgt at benytte en Raspberry Pi – da det var muligt at tilslutte denne via traditionel ethernet forbindelse, frem for en mere ustabil USB netværks tunnel.<text:s/>Erfaringen med denne type af ”rapid prototyping board” samt Linux i gruppen, gjorde at den oprindelige<text:s/>estimat<text:s/>på 13 kan opfattes som særdeles pessimistisk.</text:p>
      <text:p text:style-name="P32"/>
      <text:p text:style-name="P33"/>
      <text:soft-page-break/>
      <text:h text:style-name="Heading3" text:outline-level="3">opretholde klient/server forbindelse mellem enheder</text:h>
      <text:p text:style-name="P34">I det andet<text:s/>spike,<text:s/>opretholde klient/server forbindelse mellem enheder<text:s/>(ID 2.5, estimering 13, prioritet 2), blev der tilføjet 3 underopgaver; synkron sokkel, asynkron sokkel samt kommunikation på kryds af arkitektur.<text:line-break/>De 2 første underopgaver, synkron og asynkron sokkel kommunikation, blev udviklet og testet<text:s/>uafhængigt<text:s/>af ekstern enhed – da disse var til, for at finde den mest optimale måde at modtage og behandle data på. På den 3 underopgave, blev der udviklet en klient til afvikling på den eksterne enhed. Der blev benyttet par-programmering, til et hvis punkt,<text:s/>i disse 3 underopgave – hovedsagelig grundet introduktionen af et nyt sprog (C) samt brugen af strømsokkel var ukendt<text:s/>for den største del af gruppen</text:p>
      <text:h text:style-name="Heading3" text:outline-level="3">Opretholde klient/server forbindelse mellem enheder</text:h>
      <text:p text:style-name="P35">Den ekstra opgave,<text:s/>visning af rejseoversigt for brugere<text:s/>(ID 4, estimering 3, prioritet 10),<text:s/>der blev introduceret torsdag den. 12/12/13,<text:s/>var af en ukompliceret størrelse og hvis eneste formål, var at give brugeren adgang til at se forrige, ikke sammensatte, rejser. Grunden til at opgaven kun indeholde visning af ikke sammensatte rejser, var at denne feature ikke var implementeret på det givne tidspunkt – ellers ville der være argument for at dele opgaven op i 2 underopgaver som indeholder begge.</text:p>
      <text:h text:style-name="Heading2" text:outline-level="2">Estimering</text:h>
      <text:p text:style-name="P36">Som i<text:s/>det<text:s/>forgående sprint, blev planning poker benyttet til estimeringen af opgaver. Gruppen var ofte enig i estimaterne, og hvis nogen skilte sig ud – blev der lyttet til deres argument og efterfølgende genestimeret.</text:p>
      <text:p text:style-name="P37">Der blev i alt til 62 points, fordelt over 6 opgaver og sprintet<text:s/>forløb, på trods af opgave 2.3 samt spike 2.4 var noget pessimistiske og introduktionen af en ekstra opgave, forholdsvis acceptable med en variation på den estimerede og faktiske velocity på +0.5 points.</text:p>
      <text:h text:style-name="Heading3" text:outline-level="3">Burn down diagram</text:h>
      <text:p text:style-name="P38"><text:span text:style-name="T39"><draw:frame draw:style-name="a0" draw:name="Chart 1" text:anchor-type="as-char" svg:x="0in" svg:y="0in" svg:width="6.26806in" svg:height="3.34653in" style:rel-width="scale" style:rel-height="scale"><draw:object xlink:href="Object 1/" xlink:type="simple" xlink:show="embed" xlink:actuate="onLoad"/><svg:title/><svg:desc/></draw:frame></text:span></text:p>
      <text:soft-page-break/>
      <text:h text:style-name="Heading2" text:outline-level="2">Stand-up møder</text:h>
      <text:p text:style-name="Normal">Som i sprint<text:s/>1, afholdte gruppen<text:s/>stand-up møde hver formiddag klokken 09:00.<text:s/>Disse<text:s/>var fordelt således:</text:p>
      <text:list text:style-name="LFO1" text:continue-numbering="true">
        <text:list-item>
          <text:p text:style-name="P40">Forgående/afsluttede opgaver<text:line-break/><text:span text:style-name="T41">Opgavens beskrivelse og formål, status, eventuelle problemer der skulle have været.</text:span></text:p>
        </text:list-item>
        <text:list-item>
          <text:p text:style-name="P42">Nye opgaver<text:line-break/><text:span text:style-name="T43">Opgaver som skal påbegyndes, dennes beskrivelse og formål</text:span><text:span text:style-name="T44"><text:s/>samt kompleksitet</text:span><text:span text:style-name="T45">.</text:span></text:p>
        </text:list-item>
        <text:list-item>
          <text:p text:style-name="P46">Vidensdeling<text:line-break/><text:span text:style-name="T47">Q&amp;A hvor alle gruppens medlemmer, kan stille spørgsmål til andre opgaver og dens ejer.</text:span></text:p>
        </text:list-item>
        <text:list-item>
          <text:p text:style-name="P48">Sprintets forløb<text:line-break/><text:span text:style-name="T49">Kort gennemgang af sprintets forløb, antal restopgaver, nedskrivning af burn down diagram.</text:span></text:p>
        </text:list-item>
      </text:list>
      <text:p text:style-name="Normal">På mødet, blev der ligeledes diskuteret behovet for par-programmering ved enkelte opgaver og dennes nødvendighed.</text:p>
      <text:p text:style-name="Normal">Der kan dog argumenteres for disse møders nødvendighed, grundet gruppens størrelse samt indgående kendskab til hinandens tilgang til opgaver og udviklingsmetoder.</text:p>
      <text:h text:style-name="Heading2" text:outline-level="2">Vidensdeling</text:h>
      <text:p text:style-name="Normal">Dagens stand-up møde, satte gruppen i stand til at kunne forstå problemstillingerne som det enkelte opgaver havde, samt en åbenhed gennem dagen som gjorde at alle i gruppen kunne stille eventuelle spørgsmål omkring et kode segment eller opgave.</text:p>
      <text:p text:style-name="Normal">Såfremt der skulle opstå problemer, en ny teknologi skulle tages i brug eller en opgave havde en kompleksitet af en hvis størrelse – var par-programmering en naturlig løsning for gruppen, hvilket også fremmede den interne vidensdeling.</text:p>
      <text:h text:style-name="Heading2" text:outline-level="2">Retrospektiv</text:h>
      <text:p text:style-name="Normal">Som i forrige sprint, blev retrospektiv for dette forløb udarbejdet og præsenteret. Under dette sprint, blev der forbedret end del fra det forrige, dog var der enkelte områder som stadig faldt uden for ønsker til forløbet.</text:p>
      <text:h text:style-name="Heading3" text:outline-level="3">Gode</text:h>
      <text:list text:style-name="LFO2" text:continue-numbering="true">
        <text:list-item>
          <text:p text:style-name="P50">Par-programmering (selektivt)<text:line-break/><text:span text:style-name="T51">Gruppens<text:s/></text:span><text:span text:style-name="T52">ønske, om at par-programmering skal forgå selektivt, har fungeret godt. Hvis det ikke var fastlagt forud for påbegyndelsen af en opgave – og der var ønske om dette fra dennes ejer, blev der hurtigt fundet en løsning på dette. Førnævnte har også minimeret eventuel spildtid, ved at flere arbejder på en opgave, hvis kompleksitet var lav.</text:span></text:p>
        </text:list-item>
        <text:list-item>
          <text:p text:style-name="P53">Planlægning af spikes<text:line-break/><text:span text:style-name="T54">Introduktionen af de 2 spikes, benyttet i dette sprint, har uden tvivl været en stor hjælp under forløbet.<text:s/></text:span><text:span text:style-name="T55">Udarbejdelsen af disse spikes, har dog ikke været problemfrit – da en enkelt spike havde den samme<text:s/></text:span><text:span text:style-name="T56">succeskriteriet</text:span><text:span text:style-name="T57"><text:s/>som en opgave, hvilket gjorde at disse 2. estimater faldt uden for det forventede.</text:span></text:p>
        </text:list-item>
        <text:list-item>
          <text:p text:style-name="P58">Stand-up møder<text:line-break/><text:span text:style-name="T59">Der blev fastlagt en agenda, som kan ses i afsnittet ”Stand-up møder”, hvilket resulterede i<text:s/></text:span><text:span text:style-name="T60">at gruppen fik en del mere ud af de daglige møder og også fremmede den interne vidensdeling.</text:span></text:p>
        </text:list-item>
        <text:list-item>
          <text:p text:style-name="P61">Afslutning af påbegyndte opgaver<text:line-break/><text:span text:style-name="T62">Introduktionen af spikes</text:span><text:span text:style-name="T63"><text:s/>i dette sprint, har været en betydelig</text:span><text:span text:style-name="T64"><text:s/>forbedring fra forrige</text:span><text:span text:style-name="T65"><text:s/>– når det gælder</text:span><text:span text:style-name="T66"><text:s/></text:span><text:span text:style-name="T67">afslutningen af komplekse opgaver</text:span><text:span text:style-name="T68">.</text:span><text:span text:style-name="T69"><text:s/>Dog hang enkelte opgaver som ”in-progress” i længere tid end ønsket, grundet at funktionaliteten ikke var mulig at implementere på det givende tidspunkt.</text:span></text:p>
        </text:list-item>
      </text:list>
      <text:p text:style-name="P70"/>
      <text:h text:style-name="Heading3" text:outline-level="3">Kunne have været bedre</text:h>
      <text:list text:style-name="LFO3" text:continue-numbering="true">
        <text:list-item>
          <text:p text:style-name="P71">Estimater<text:line-break/><text:span text:style-name="T72">På trods af at alle opgaver blev færdiggjort, var opgaverne generelt pessimistisk estimeret, hvilket resulterede i at gruppens</text:span><text:span text:style-name="T73"><text:s/></text:span><text:span text:style-name="T74">velocity, til et punkt, kan betragtes som værdiløs. Dog skal det bemærkes, at arbejdsmængden passede</text:span><text:span text:style-name="T75">, forholdsvis,</text:span><text:span text:style-name="T76"><text:s/>til sprintet.</text:span></text:p>
        </text:list-item>
        <text:list-item>
          <text:p text:style-name="P77">Proces dokumentation<text:line-break/><text:span text:style-name="T78">Var desværre ikke tilstede under forløbet, på trods af den gavn det kunne have givet gruppen. Den manglende dokumentation, kan</text:span><text:span text:style-name="T79"><text:s/>efterfølgende</text:span><text:span text:style-name="T80"><text:s/>betragtes som et irritationsmoment for gruppen og der skulle have været mere opmærksomhed på dette.</text:span></text:p>
        </text:list-item>
        <text:list-item>
          <text:p text:style-name="P81">Kvalitetssikring<text:line-break/><text:span text:style-name="T82">En enkelt fejl, havde sneget sig med til sprintets bedømmelse om mandagen den. 16, som gjorde at<text:s/></text:span><text:span text:style-name="T83">brugergodkendelse</text:span><text:span text:style-name="T84"><text:s/></text:span><text:span text:style-name="T85">processen ikke var funktionsdygtig under præsentationen for kunden.</text:span><text:span text:style-name="T86"><text:s/>Fejlens marginale størrelse, kodemæssigt, ændre dog ikke at dette er uacceptabelt – og at denne var til stor ærgrelse for gruppens medlemmer.</text:span></text:p>
        </text:list-item>
      </text:list>
      <text:h text:style-name="Heading3" text:outline-level="3">Forbedringer</text:h>
      <text:list text:style-name="LFO4" text:continue-numbering="true">
        <text:list-item>
          <text:p text:style-name="P87">Proces dokumentation, logbog<text:line-break/><text:span text:style-name="T88">En fælles logbog for gruppen, kunne være acceptabel, hvis den ikke blot var skrevet af en enkelt medlem. At dette er sket, har resulteret i en mangelfuld fortælling om sprintets gang, da alle opgaver ikke er nævnt eller beskrevet i denne.</text:span></text:p>
        </text:list-item>
        <text:list-item>
          <text:p text:style-name="P89">Proces dokumentation, scrum-practises<text:line-break/><text:span text:style-name="T90">Der er blevet diskuteret i gruppen, om indførelse af<text:s/></text:span><text:span text:style-name="T91">en<text:s/></text:span><text:span text:style-name="T92">praksis</text:span><text:span text:style-name="T93"><text:s/>i gruppen agile metodik, som omhandler indførelsen af en kort dokumentation af den afsluttede opgave. Dette ville have været til gavn, for alle gruppens medlemmer, i udarbejdelsen af<text:s/></text:span><text:span text:style-name="T94">iteration</text:span><text:span text:style-name="T95">ens proces dokumentation.</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top="0.0694in" fo:margin-bottom="0.1388in" fo:line-height="115%" fo:background-color="transparent" style:tab-stop-distance="0.905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border="0.0416in solid #5B9BD5" fo:padding="0in" style:shadow="none" fo:margin-bottom="0in" fo:background-color="#5B9BD5"/>
      <style:text-properties fo:text-transform="uppercase" fo:color="#FFFFFF" fo:letter-spacing="0.0104in" fo:font-size="11pt" style:font-size-asian="11pt" style:font-size-complex="11pt" fo:hyphenate="false"/>
    </style:style>
    <style:style style:name="Heading2" style:display-name="Heading 2" style:family="paragraph" style:parent-style-name="Normal" style:next-style-name="Normal" style:default-outline-level="2">
      <style:paragraph-properties fo:border="0.0416in solid #DEEAF6" fo:padding="0in" style:shadow="none" fo:margin-bottom="0in" fo:background-color="#DEEAF6"/>
      <style:text-properties fo:text-transform="uppercase" fo:letter-spacing="0.0104in" fo:hyphenate="false"/>
    </style:style>
    <style:style style:name="Heading3" style:display-name="Heading 3" style:family="paragraph" style:parent-style-name="Normal" style:next-style-name="Normal" style:default-outline-level="3">
      <style:paragraph-properties fo:border-top="0.0104in solid #5B9BD5" fo:border-left="none" fo:border-bottom="none" fo:border-right="none" fo:padding-top="0.0277in" fo:padding-left="0in" fo:padding-bottom="0in" fo:padding-right="0in" style:shadow="none" fo:margin-top="0.2083in" fo:margin-bottom="0in"/>
      <style:text-properties fo:text-transform="uppercase" fo:color="#1F4D78" fo:letter-spacing="0.0104in" fo:hyphenate="false"/>
    </style:style>
    <style:style style:name="Heading4" style:display-name="Heading 4" style:family="paragraph" style:parent-style-name="Normal" style:next-style-name="Normal" style:default-outline-level="4">
      <style:paragraph-properties fo:border-top="0.0104in dotted #5B9BD5" fo:border-left="none" fo:border-bottom="none" fo:border-right="none" fo:padding-top="0.0277in" fo:padding-left="0in" fo:padding-bottom="0in" fo:padding-right="0in" style:shadow="none" fo:margin-top="0.1388in" fo:margin-bottom="0in"/>
      <style:text-properties fo:text-transform="uppercase" fo:color="#2E74B5" fo:letter-spacing="0.0069in" fo:hyphenate="false"/>
    </style:style>
    <style:style style:name="Heading5" style:display-name="Heading 5" style:family="paragraph" style:parent-style-name="Normal" style:next-style-name="Normal" style:default-outline-level="5">
      <style:paragraph-properties fo:border-top="none" fo:border-left="none" fo:border-bottom="0.0104in solid #5B9BD5" fo:border-right="none" fo:padding-top="0in" fo:padding-left="0in" fo:padding-bottom="0.0138in" fo:padding-right="0in" style:shadow="none" fo:margin-top="0.1388in" fo:margin-bottom="0in"/>
      <style:text-properties fo:text-transform="uppercase" fo:color="#2E74B5" fo:letter-spacing="0.0069in" fo:hyphenate="false"/>
    </style:style>
    <style:style style:name="Heading6" style:display-name="Heading 6" style:family="paragraph" style:parent-style-name="Normal" style:next-style-name="Normal" style:default-outline-level="6">
      <style:paragraph-properties fo:border-top="none" fo:border-left="none" fo:border-bottom="0.0104in dotted #5B9BD5" fo:border-right="none" fo:padding-top="0in" fo:padding-left="0in" fo:padding-bottom="0.0138in" fo:padding-right="0in" style:shadow="none" fo:margin-top="0.1388in" fo:margin-bottom="0in"/>
      <style:text-properties fo:text-transform="uppercase" fo:color="#2E74B5" fo:letter-spacing="0.0069in" fo:hyphenate="false"/>
    </style:style>
    <style:style style:name="Heading7" style:display-name="Heading 7" style:family="paragraph" style:parent-style-name="Normal" style:next-style-name="Normal" style:default-outline-level="7">
      <style:paragraph-properties fo:margin-top="0.1388in" fo:margin-bottom="0in"/>
      <style:text-properties fo:text-transform="uppercase" fo:color="#2E74B5" fo:letter-spacing="0.0069in" fo:hyphenate="false"/>
    </style:style>
    <style:style style:name="Heading8" style:display-name="Heading 8" style:family="paragraph" style:parent-style-name="Normal" style:next-style-name="Normal" style:default-outline-level="8">
      <style:paragraph-properties fo:margin-top="0.1388in" fo:margin-bottom="0in"/>
      <style:text-properties fo:text-transform="uppercase" fo:letter-spacing="0.0069in" fo:font-size="9pt" style:font-size-asian="9pt" style:font-size-complex="9pt" fo:hyphenate="false"/>
    </style:style>
    <style:style style:name="Heading9" style:display-name="Heading 9" style:family="paragraph" style:parent-style-name="Normal" style:next-style-name="Normal"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fo:text-transform="uppercase" fo:color="#FFFFFF" fo:letter-spacing="0.0104in" fo:font-size="11pt" style:font-size-asian="11pt" style:font-size-complex="11pt" fo:background-color="#5B9BD5"/>
    </style:style>
    <style:style style:name="Heading2Char" style:display-name="Heading 2 Char" style:family="text" style:parent-style-name="DefaultParagraphFont">
      <style:text-properties fo:text-transform="uppercase" fo:letter-spacing="0.0104in" fo:background-color="#DEEAF6"/>
    </style:style>
    <style:style style:name="Heading3Char" style:display-name="Heading 3 Char" style:family="text" style:parent-style-name="DefaultParagraphFont">
      <style:text-properties fo:text-transform="uppercase" fo:color="#1F4D78" fo:letter-spacing="0.0104in"/>
    </style:style>
    <style:style style:name="Heading4Char" style:display-name="Heading 4 Char" style:family="text" style:parent-style-name="DefaultParagraphFont">
      <style:text-properties fo:text-transform="uppercase" fo:color="#2E74B5" fo:letter-spacing="0.0069in"/>
    </style:style>
    <style:style style:name="Heading5Char" style:display-name="Heading 5 Char" style:family="text" style:parent-style-name="DefaultParagraphFont">
      <style:text-properties fo:text-transform="uppercase" fo:color="#2E74B5" fo:letter-spacing="0.0069in"/>
    </style:style>
    <style:style style:name="Heading6Char" style:display-name="Heading 6 Char" style:family="text" style:parent-style-name="DefaultParagraphFont">
      <style:text-properties fo:text-transform="uppercase" fo:color="#2E74B5" fo:letter-spacing="0.0069in"/>
    </style:style>
    <style:style style:name="Heading7Char" style:display-name="Heading 7 Char" style:family="text" style:parent-style-name="DefaultParagraphFont">
      <style:text-properties fo:text-transform="uppercase" fo:color="#2E74B5" fo:letter-spacing="0.0069in"/>
    </style:style>
    <style:style style:name="Heading8Char" style:display-name="Heading 8 Char" style:family="text" style:parent-style-name="DefaultParagraphFont">
      <style:text-properties fo:text-transform="uppercase" fo:letter-spacing="0.0069in" fo:font-size="9pt" style:font-size-asian="9pt" style:font-size-complex="9pt"/>
    </style:style>
    <style:style style:name="Heading9Char" style:display-name="Heading 9 Char" style:family="text" style:parent-style-name="DefaultParagraphFont">
      <style:text-properties fo:font-style="italic" style:font-style-asian="italic" style:font-style-complex="italic" fo:text-transform="uppercase" fo:letter-spacing="0.0069in" fo:font-size="9pt" style:font-size-asian="9pt" style:font-size-complex="9pt"/>
    </style:style>
    <style:style style:name="Caption" style:display-name="Caption" style:family="paragraph" style:parent-style-name="Normal" style:next-style-name="Normal">
      <style:text-properties fo:font-weight="bold" style:font-weight-asian="bold" style:font-weight-complex="bold" fo:color="#2E74B5" fo:font-size="8pt" style:font-size-asian="8pt" style:font-size-complex="8pt" fo:hyphenate="false"/>
    </style:style>
    <style:style style:name="Title" style:display-name="Title" style:family="paragraph" style:parent-style-name="Normal" style:next-style-name="Normal">
      <style:paragraph-properties fo:margin-top="0in" fo:margin-bottom="0in"/>
      <style:text-properties style:font-name="Calibri Light" style:font-name-asian="Times New Roman" style:font-name-complex="Times New Roman" fo:text-transform="uppercase" fo:color="#5B9BD5" fo:letter-spacing="0.0069in" fo:font-size="26pt" style:font-size-asian="26pt" style:font-size-complex="26pt" fo:hyphenate="false"/>
    </style:style>
    <style:style style:name="TitleChar" style:display-name="Title Char" style:family="text" style:parent-style-name="DefaultParagraphFont">
      <style:text-properties style:font-name="Calibri Light" style:font-name-asian="Times New Roman" style:font-name-complex="Times New Roman" fo:text-transform="uppercase" fo:color="#5B9BD5" fo:letter-spacing="0.0069in" fo:font-size="26pt" style:font-size-asian="26pt" style:font-size-complex="26pt"/>
    </style:style>
    <style:style style:name="Subtitle" style:display-name="Subtitle" style:family="paragraph" style:parent-style-name="Normal" style:next-style-name="Normal">
      <style:paragraph-properties fo:margin-top="0in" fo:margin-bottom="0.3472in" fo:line-height="100%"/>
      <style:text-properties fo:text-transform="uppercase" fo:color="#595959" fo:letter-spacing="0.0069in" fo:font-size="10.5pt" style:font-size-asian="10.5pt" style:font-size-complex="10.5pt" fo:hyphenate="false"/>
    </style:style>
    <style:style style:name="SubtitleChar" style:display-name="Subtitle Char" style:family="text" style:parent-style-name="DefaultParagraphFont">
      <style:text-properties fo:text-transform="uppercase" fo:color="#595959" fo:letter-spacing="0.0069in" fo:font-size="10.5pt" style:font-size-asian="10.5pt" style:font-size-complex="10.5pt"/>
    </style:style>
    <style:style style:name="Strong" style:display-name="Strong" style:family="text">
      <style:text-properties fo:font-weight="bold" style:font-weight-asian="bold" style:font-weight-complex="bold"/>
    </style:style>
    <style:style style:name="Emphasis" style:display-name="Emphasis" style:family="text">
      <style:text-properties fo:text-transform="uppercase" fo:color="#1F4D78" fo:letter-spacing="0.0034in"/>
    </style:style>
    <style:style style:name="NoSpacing" style:display-name="No Spacing" style:family="paragraph">
      <style:paragraph-properties fo:margin-bottom="0in" fo:line-height="100%"/>
      <style:text-properties fo:hyphenate="false"/>
    </style:style>
    <style:style style:name="Quote" style:display-name="Quote" style:family="paragraph" style:parent-style-name="Normal" style:next-style-name="Normal">
      <style:text-properties fo:font-style="italic" style:font-style-asian="italic" style:font-style-complex="italic" fo:font-size="12pt" style:font-size-asian="12pt" style:font-size-complex="12pt" fo:hyphenate="false"/>
    </style:style>
    <style:style style:name="QuoteChar" style:display-name="Quote Char" style:family="text" style:parent-style-name="DefaultParagraphFont">
      <style:text-properties fo:font-style="italic" style:font-style-asian="italic" style:font-style-complex="italic" fo:font-size="12pt" style:font-size-asian="12pt" style:font-size-complex="12pt"/>
    </style:style>
    <style:style style:name="IntenseQuote" style:display-name="Intense Quote" style:family="paragraph" style:parent-style-name="Normal" style:next-style-name="Normal">
      <style:paragraph-properties fo:text-align="center" fo:margin-top="0.1666in" fo:margin-bottom="0.1666in" fo:line-height="100%" fo:margin-left="0.75in" fo:margin-right="0.75in">
        <style:tab-stops/>
      </style:paragraph-properties>
      <style:text-properties fo:color="#5B9BD5" fo:font-size="12pt" style:font-size-asian="12pt" style:font-size-complex="12pt" fo:hyphenate="false"/>
    </style:style>
    <style:style style:name="IntenseQuoteChar" style:display-name="Intense Quote Char" style:family="text" style:parent-style-name="DefaultParagraphFont">
      <style:text-properties fo:color="#5B9BD5" fo:font-size="12pt" style:font-size-asian="12pt" style:font-size-complex="12pt"/>
    </style:style>
    <style:style style:name="SubtleEmphasis" style:display-name="Subtle Emphasis" style:family="text">
      <style:text-properties fo:font-style="italic" style:font-style-asian="italic" style:font-style-complex="italic" fo:color="#1F4D78"/>
    </style:style>
    <style:style style:name="IntenseEmphasis" style:display-name="Intense Emphasis" style:family="text">
      <style:text-properties fo:font-weight="bold" style:font-weight-asian="bold" style:font-weight-complex="bold" fo:text-transform="uppercase" fo:color="#1F4D78" fo:letter-spacing="0.0069in"/>
    </style:style>
    <style:style style:name="SubtleReference" style:display-name="Subtle Reference" style:family="text">
      <style:text-properties fo:font-weight="bold" style:font-weight-asian="bold" style:font-weight-complex="bold" fo:color="#5B9BD5"/>
    </style:style>
    <style:style style:name="IntenseReference" style:display-name="Intense Reference" style:family="text">
      <style:text-properties fo:font-weight="bold" style:font-weight-asian="bold" style:font-weight-complex="bold" fo:font-style="italic" style:font-style-asian="italic" style:font-style-complex="italic" fo:text-transform="uppercase" fo:color="#5B9BD5"/>
    </style:style>
    <style:style style:name="BookTitle" style:display-name="Book Title" style:family="text">
      <style:text-properties fo:font-weight="bold" style:font-weight-asian="bold" style:font-weight-complex="bold" fo:font-style="italic" style:font-style-asian="italic" style:font-style-complex="italic" fo:letter-spacing="normal"/>
    </style:style>
    <style:style style:name="TOCHeading" style:display-name="TOC Heading" style:family="paragraph" style:parent-style-name="Heading1" style:next-style-name="Normal">
      <style:text-properties fo:hyphenate="false"/>
    </style:style>
    <style:style style:name="hps" style:display-name="hps"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paragraph-properties fo:margin-top="0in"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short_text" style:display-name="short_text"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ds Nielsen</meta:initial-creator>
    <dc:creator>Mads Nielsen</dc:creator>
    <meta:creation-date>2014-01-05T18:20:00Z</meta:creation-date>
    <dc:date>2014-01-05T18:20:00Z</dc:date>
    <meta:template xlink:href="Normal" xlink:type="simple"/>
    <meta:editing-cycles>2</meta:editing-cycles>
    <meta:editing-duration>PT0S</meta:editing-duration>
    <meta:document-statistic meta:page-count="6" meta:paragraph-count="27" meta:word-count="1935" meta:character-count="13718" meta:row-count="98" meta:non-whitespace-character-count="11810"/>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solid" draw:fill-color="#ffffff" draw:opacity="100%"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xs0" style:data-style-name="N0">
      <style:chart-properties chart:link-data-style-to-source="false" chart:visible="true" chart:logarithmic="false" chart:maximum="5" chart:minimum="1" chart:interval-major="1"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0694in" svg:stroke-color="#89898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maximum="62" chart:minimum="0" chart:interval-major="6"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0694in" svg:stroke-color="#89898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0694in" svg:stroke-color="#898989" svg:stroke-opacity="100%" draw:stroke-linejoin="round" svg:stroke-linecap="butt"/>
    </style:style>
    <style:style style:family="chart" style:name="G0S0">
      <style:chart-properties chart:symbol-type="automatic" chart:connect-bars="false" chart:solid-type="cuboid"/>
      <style:graphic-properties draw:fill="none" draw:stroke="solid" svg:stroke-width="0.02083in" svg:stroke-color="#5b9bd5" svg:stroke-opacity="100%" draw:stroke-linejoin="round" svg:stroke-linecap="round"/>
    </style:style>
    <style:style style:family="chart" style:name="G0S1">
      <style:chart-properties chart:symbol-type="automatic" chart:connect-bars="false" chart:solid-type="cuboid"/>
      <style:graphic-properties draw:fill="none" draw:stroke="solid" svg:stroke-width="0.02083in" svg:stroke-color="#ed7d31" svg:stroke-opacity="100%" draw:stroke-linejoin="round" svg:stroke-linecap="round"/>
    </style:style>
    <style:style style:family="chart" style:name="Crt0">
      <style:chart-properties chart:three-dimensional="false" chart:deep="false" chart:symbol-type="automatic" chart:connect-bars="false" chart:solid-type="cuboid"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solid" draw:fill-color="#ffffff" draw:opacity="100%" draw:stroke="none"/>
    </style:style>
  </office:automatic-styles>
  <office:body>
    <office:chart>
      <chart:chart chart:class="chart:scatter" svg:height="240.95pt" svg:width="451.3pt" chart:style-name="Crt0">
        <chart:legend chart:legend-position="end" chart:legend-align="center" chart:style-name="Lgnd"/>
        <chart:plot-area chart:style-name="Plt0" chart:data-source-has-labels="both">
          <chart:axis chart:dimension="x" chart:name="primary-x" chart:style-name="Axs0">
            <chart:title chart:style-name="AT00">
              <text:p text:style-name="a0" text:class-names="" text:cond-style-name="">Tidslinje (dage)</text:p>
            </chart:title>
          </chart:axis>
          <chart:axis chart:dimension="y" chart:name="primary-y" chart:style-name="Axs1">
            <chart:title chart:style-name="AT01">
              <text:p text:style-name="a1" text:class-names="" text:cond-style-name="">Opgave<text:s text:c="1"/>estimater<text:s text:c="1"/>(points)</text:p>
            </chart:title>
            <chart:grid chart:class="major" chart:style-name="GMa1"/>
          </chart:axis>
          <chart:series chart:label-cell-address="local-table.$C$1" chart:values-cell-range-address="local-table.$C$2:.$C$6" chart:class="chart:scatter" chart:attached-axis="primary-y" chart:style-name="G0S0">
            <chart:domain table:cell-range-address="local-table.$B$2:.$B$6"/>
            <chart:data-point chart:repeated="5"/>
          </chart:series>
          <chart:series chart:label-cell-address="local-table.$E$1" chart:values-cell-range-address="local-table.$E$2:.$E$6" chart:class="chart:scatter" chart:attached-axis="primary-y" chart:style-name="G0S1">
            <chart:domain table:cell-range-address="local-table.$D$2:.$D$6"/>
            <chart:data-point chart:repeated="5"/>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table:table-cell office:value-type="string">
                <text:p>Ideelle points per dag</text:p>
              </table:table-cell>
              <table:table-cell/>
              <table:table-cell office:value-type="string">
                <text:p>Faktiske points per dag</text:p>
              </table:table-cell>
            </table:table-row>
          </table:table-header-rows>
          <table:table-row>
            <table:table-cell office:value-type="string">
              <text:p>1</text:p>
            </table:table-cell>
            <table:table-cell office:value-type="float" office:value="1"/>
            <table:table-cell office:value-type="float" office:value="62"/>
            <table:table-cell office:value-type="float" office:value="1"/>
            <table:table-cell office:value-type="float" office:value="62"/>
          </table:table-row>
          <table:table-row>
            <table:table-cell office:value-type="string">
              <text:p>2</text:p>
            </table:table-cell>
            <table:table-cell office:value-type="float" office:value="2"/>
            <table:table-cell office:value-type="float" office:value="46.5"/>
            <table:table-cell office:value-type="float" office:value="2"/>
            <table:table-cell office:value-type="float" office:value="40"/>
          </table:table-row>
          <table:table-row>
            <table:table-cell office:value-type="string">
              <text:p>3</text:p>
            </table:table-cell>
            <table:table-cell office:value-type="float" office:value="3"/>
            <table:table-cell office:value-type="float" office:value="31"/>
            <table:table-cell office:value-type="float" office:value="3"/>
            <table:table-cell office:value-type="float" office:value="27"/>
          </table:table-row>
          <table:table-row>
            <table:table-cell office:value-type="string">
              <text:p>4</text:p>
            </table:table-cell>
            <table:table-cell office:value-type="float" office:value="4"/>
            <table:table-cell office:value-type="float" office:value="15.5"/>
            <table:table-cell office:value-type="float" office:value="4"/>
            <table:table-cell office:value-type="float" office:value="2"/>
          </table:table-row>
          <table:table-row>
            <table:table-cell office:value-type="string">
              <text:p>5</text:p>
            </table:table-cell>
            <table:table-cell office:value-type="float" office:value="5"/>
            <table:table-cell office:value-type="float" office:value="0"/>
            <table:table-cell office:value-type="float" office:value="5"/>
            <table:table-cell office:value-type="float" office:value="0"/>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